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10060">
      <style:table-cell-properties fo:border-bottom="none" fo:border-left="0.06pt solid #000000" fo:border-right="none" fo:border-top="0.06pt solid #000000"/>
    </style:style>
    <style:style style:name="ce2" style:family="table-cell" style:parent-style-name="Default" style:data-style-name="N1006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006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10060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060"/>
    <style:style style:name="ce6" style:family="table-cell" style:parent-style-name="Default" style:data-style-name="N1006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445in" svg:height="5.4799in" svg:x="8.8669in" svg:y="0in">
            <draw:object draw:notify-on-update-of-ranges="Sheet1.A1:Sheet1.A50 Sheet1.B1:Sheet1.B50 Sheet1.K1:Sheet1.K2 Sheet1.J1:Sheet1.J2 Sheet1.C1:Sheet1.C50 Sheet1.D1:Sheet1.D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8559in" svg:height="5.3543in" svg:x="0in" svg:y="0in">
            <draw:object draw:notify-on-update-of-ranges="Sheet1.E1:Sheet1.E50 Sheet1.F1:Sheet1.F50 Sheet1.K4:Sheet1.K5 Sheet1.J4:Sheet1.J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1" office:value-type="float" office:value="100000" calcext:value-type="float">
            <text:p>1.00E+005</text:p>
          </table:table-cell>
          <table:table-cell office:value-type="float" office:value="1.842" calcext:value-type="float">
            <text:p>1,842</text:p>
          </table:table-cell>
          <table:table-cell table:style-name="ce1" office:value-type="float" office:value="1000000" calcext:value-type="float">
            <text:p>1.00E+006</text:p>
          </table:table-cell>
          <table:table-cell office:value-type="float" office:value="13.609" calcext:value-type="float">
            <text:p>13,609</text:p>
          </table:table-cell>
          <table:table-cell table:style-name="ce4" office:value-type="float" office:value="1000000000" calcext:value-type="float">
            <text:p>1.00E+009</text:p>
          </table:table-cell>
          <table:table-cell office:value-type="float" office:value="10415.1" calcext:value-type="float">
            <text:p>10415,1</text:p>
          </table:table-cell>
          <table:table-cell/>
          <table:table-cell table:formula="of:=SLOPE([.B1:.B100];[.A1:.A100])" office:value-type="float" office:value="0.0000116276666666667" calcext:value-type="float">
            <text:p>1,16276666666667E-005</text:p>
          </table:table-cell>
          <table:table-cell/>
          <table:table-cell office:value-type="float" office:value="50000" calcext:value-type="float">
            <text:p>50000</text:p>
          </table:table-cell>
          <table:table-cell table:formula="of:=[.J1]*[.$H$1]+[.$H$2]" office:value-type="float" office:value="0.872336666666668" calcext:value-type="float">
            <text:p>0,8723366667</text:p>
          </table:table-cell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584" calcext:value-type="float">
            <text:p>1,584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422" calcext:value-type="float">
            <text:p>12,422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25.7" calcext:value-type="float">
            <text:p>10225,7</text:p>
          </table:table-cell>
          <table:table-cell/>
          <table:table-cell table:formula="of:=INTERCEPT([.B1:.B100];[.A1:.A100])" office:value-type="float" office:value="0.290953333333334" calcext:value-type="float">
            <text:p>0,2909533333</text:p>
          </table:table-cell>
          <table:table-cell/>
          <table:table-cell office:value-type="float" office:value="1200000" calcext:value-type="float">
            <text:p>1200000</text:p>
          </table:table-cell>
          <table:table-cell table:formula="of:=[.J2]*[.$H$1]+[.$H$2]" office:value-type="float" office:value="14.2441533333333" calcext:value-type="float">
            <text:p>14,2441533333</text:p>
          </table:table-cell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558" calcext:value-type="float">
            <text:p>1,558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669" calcext:value-type="float">
            <text:p>12,669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41.4" calcext:value-type="float">
            <text:p>10141,4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2.035" calcext:value-type="float">
            <text:p>2,035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3.889" calcext:value-type="float">
            <text:p>13,889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19.7" calcext:value-type="float">
            <text:p>10119,7</text:p>
          </table:table-cell>
          <table:table-cell/>
          <table:table-cell table:formula="of:=SLOPE([.B51:.B150];[.A51:.A150])" office:value-type="float" office:value="0.0000101483877677678" calcext:value-type="float">
            <text:p>1,01483877677678E-005</text:p>
          </table:table-cell>
          <table:table-cell/>
          <table:table-cell office:value-type="float" office:value="900000000" calcext:value-type="float">
            <text:p>900000000</text:p>
          </table:table-cell>
          <table:table-cell table:formula="of:=[.J4]*[.$H$4]+[.$H$4]" office:value-type="float" office:value="9133.5490011394" calcext:value-type="float">
            <text:p>9133,5490011394</text:p>
          </table:table-cell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739" calcext:value-type="float">
            <text:p>1,739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3.426" calcext:value-type="float">
            <text:p>13,426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22.2" calcext:value-type="float">
            <text:p>10122,2</text:p>
          </table:table-cell>
          <table:table-cell/>
          <table:table-cell table:formula="of:=INTERCEPT([.B4:.B103];[.A4:.A103])" office:value-type="float" office:value="1.05568029133843" calcext:value-type="float">
            <text:p>1,0556802913</text:p>
          </table:table-cell>
          <table:table-cell/>
          <table:table-cell office:value-type="float" office:value="1100000000" calcext:value-type="float">
            <text:p>1100000000</text:p>
          </table:table-cell>
          <table:table-cell table:formula="of:=[.J5]*[.$H$4]+[.$H$4]" office:value-type="float" office:value="11163.226554693" calcext:value-type="float">
            <text:p>11163,226554693</text:p>
          </table:table-cell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654" calcext:value-type="float">
            <text:p>1,654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636" calcext:value-type="float">
            <text:p>11,636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58.1" calcext:value-type="float">
            <text:p>10258,1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714" calcext:value-type="float">
            <text:p>1,714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129" calcext:value-type="float">
            <text:p>11,129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12.8" calcext:value-type="float">
            <text:p>10212,8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758" calcext:value-type="float">
            <text:p>1,758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288" calcext:value-type="float">
            <text:p>11,288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28.9" calcext:value-type="float">
            <text:p>10228,9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727" calcext:value-type="float">
            <text:p>1,727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896" calcext:value-type="float">
            <text:p>11,896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35" calcext:value-type="float">
            <text:p>10235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614" calcext:value-type="float">
            <text:p>1,614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384" calcext:value-type="float">
            <text:p>11,384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05.6" calcext:value-type="float">
            <text:p>10205,6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571" calcext:value-type="float">
            <text:p>1,571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3.425" calcext:value-type="float">
            <text:p>13,425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93.9" calcext:value-type="float">
            <text:p>10193,9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557" calcext:value-type="float">
            <text:p>1,557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646" calcext:value-type="float">
            <text:p>11,646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24.5" calcext:value-type="float">
            <text:p>10224,5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401" calcext:value-type="float">
            <text:p>1,401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825" calcext:value-type="float">
            <text:p>12,825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47.6" calcext:value-type="float">
            <text:p>10247,6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407" calcext:value-type="float">
            <text:p>1,407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787" calcext:value-type="float">
            <text:p>11,787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55.2" calcext:value-type="float">
            <text:p>10255,2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416" calcext:value-type="float">
            <text:p>1,416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758" calcext:value-type="float">
            <text:p>12,758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37.9" calcext:value-type="float">
            <text:p>10237,9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397" calcext:value-type="float">
            <text:p>1,397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541" calcext:value-type="float">
            <text:p>11,541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39" calcext:value-type="float">
            <text:p>10239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396" calcext:value-type="float">
            <text:p>1,396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701" calcext:value-type="float">
            <text:p>11,701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70.6" calcext:value-type="float">
            <text:p>10170,6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402" calcext:value-type="float">
            <text:p>1,402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857" calcext:value-type="float">
            <text:p>12,857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92.5" calcext:value-type="float">
            <text:p>10092,5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397" calcext:value-type="float">
            <text:p>1,397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642" calcext:value-type="float">
            <text:p>11,642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72.6" calcext:value-type="float">
            <text:p>10072,6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417" calcext:value-type="float">
            <text:p>1,417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594" calcext:value-type="float">
            <text:p>12,594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69.1" calcext:value-type="float">
            <text:p>10069,1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324" calcext:value-type="float">
            <text:p>1,324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6" calcext:value-type="float">
            <text:p>11,6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74.1" calcext:value-type="float">
            <text:p>10074,1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639" calcext:value-type="float">
            <text:p>1,639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48" calcext:value-type="float">
            <text:p>11,48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70" calcext:value-type="float">
            <text:p>10070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466" calcext:value-type="float">
            <text:p>1,466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275" calcext:value-type="float">
            <text:p>11,275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66.2" calcext:value-type="float">
            <text:p>10066,2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349" calcext:value-type="float">
            <text:p>1,349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693" calcext:value-type="float">
            <text:p>11,693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61.9" calcext:value-type="float">
            <text:p>10061,9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441" calcext:value-type="float">
            <text:p>1,441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0.976" calcext:value-type="float">
            <text:p>10,976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56.8" calcext:value-type="float">
            <text:p>10056,8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519" calcext:value-type="float">
            <text:p>1,519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65" calcext:value-type="float">
            <text:p>11,65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60.8" calcext:value-type="float">
            <text:p>10060,8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512" calcext:value-type="float">
            <text:p>1,512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284" calcext:value-type="float">
            <text:p>11,284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94.5" calcext:value-type="float">
            <text:p>10094,5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475" calcext:value-type="float">
            <text:p>1,475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799" calcext:value-type="float">
            <text:p>12,799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73.9" calcext:value-type="float">
            <text:p>10073,9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428" calcext:value-type="float">
            <text:p>1,428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621" calcext:value-type="float">
            <text:p>11,621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59.2" calcext:value-type="float">
            <text:p>10159,2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648" calcext:value-type="float">
            <text:p>1,648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413" calcext:value-type="float">
            <text:p>12,413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424.6" calcext:value-type="float">
            <text:p>10424,6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318" calcext:value-type="float">
            <text:p>1,318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72" calcext:value-type="float">
            <text:p>11,72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71.3" calcext:value-type="float">
            <text:p>10071,3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91" calcext:value-type="float">
            <text:p>1,291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454" calcext:value-type="float">
            <text:p>11,454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89.5" calcext:value-type="float">
            <text:p>10089,5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83" calcext:value-type="float">
            <text:p>1,283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763" calcext:value-type="float">
            <text:p>12,763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33.2" calcext:value-type="float">
            <text:p>10133,2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77" calcext:value-type="float">
            <text:p>1,277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599" calcext:value-type="float">
            <text:p>11,599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74.8" calcext:value-type="float">
            <text:p>10074,8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8" calcext:value-type="float">
            <text:p>1,28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256" calcext:value-type="float">
            <text:p>12,256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83.3" calcext:value-type="float">
            <text:p>10083,3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31" calcext:value-type="float">
            <text:p>1,31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755" calcext:value-type="float">
            <text:p>11,755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75.8" calcext:value-type="float">
            <text:p>10075,8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97" calcext:value-type="float">
            <text:p>1,297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292" calcext:value-type="float">
            <text:p>11,292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69.3" calcext:value-type="float">
            <text:p>10069,3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39" calcext:value-type="float">
            <text:p>1,239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577" calcext:value-type="float">
            <text:p>12,577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77.7" calcext:value-type="float">
            <text:p>10077,7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52" calcext:value-type="float">
            <text:p>1,252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119" calcext:value-type="float">
            <text:p>12,119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87.6" calcext:value-type="float">
            <text:p>10187,6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46" calcext:value-type="float">
            <text:p>1,246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2.339" calcext:value-type="float">
            <text:p>12,339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305.8" calcext:value-type="float">
            <text:p>10305,8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46" calcext:value-type="float">
            <text:p>1,246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557" calcext:value-type="float">
            <text:p>11,557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90.3" calcext:value-type="float">
            <text:p>10090,3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47" calcext:value-type="float">
            <text:p>1,247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24" calcext:value-type="float">
            <text:p>11,24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79" calcext:value-type="float">
            <text:p>10079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533" calcext:value-type="float">
            <text:p>1,533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344" calcext:value-type="float">
            <text:p>11,344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69.7" calcext:value-type="float">
            <text:p>10069,7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474" calcext:value-type="float">
            <text:p>1,474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587" calcext:value-type="float">
            <text:p>11,587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088.7" calcext:value-type="float">
            <text:p>10088,7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47" calcext:value-type="float">
            <text:p>1,247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022" calcext:value-type="float">
            <text:p>11,022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16.1" calcext:value-type="float">
            <text:p>10116,1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245" calcext:value-type="float">
            <text:p>1,245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674" calcext:value-type="float">
            <text:p>11,674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13.6" calcext:value-type="float">
            <text:p>10113,6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394" calcext:value-type="float">
            <text:p>1,394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021" calcext:value-type="float">
            <text:p>11,021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52" calcext:value-type="float">
            <text:p>10152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383" calcext:value-type="float">
            <text:p>1,383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095" calcext:value-type="float">
            <text:p>11,095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224.7" calcext:value-type="float">
            <text:p>10224,7</text:p>
          </table:table-cell>
          <table:table-cell table:number-columns-repeated="5"/>
        </table:table-row>
        <table:table-row table:style-name="ro1">
          <table:table-cell table:style-name="ce2" office:value-type="float" office:value="100000" calcext:value-type="float">
            <text:p>1.00E+005</text:p>
          </table:table-cell>
          <table:table-cell office:value-type="float" office:value="1.382" calcext:value-type="float">
            <text:p>1,382</text:p>
          </table:table-cell>
          <table:table-cell table:style-name="ce2" office:value-type="float" office:value="1000000" calcext:value-type="float">
            <text:p>1.00E+006</text:p>
          </table:table-cell>
          <table:table-cell office:value-type="float" office:value="11.644" calcext:value-type="float">
            <text:p>11,644</text:p>
          </table:table-cell>
          <table:table-cell table:style-name="ce5" office:value-type="float" office:value="1000000000" calcext:value-type="float">
            <text:p>1.00E+009</text:p>
          </table:table-cell>
          <table:table-cell office:value-type="float" office:value="10158.1" calcext:value-type="float">
            <text:p>10158,1</text:p>
          </table:table-cell>
          <table:table-cell table:number-columns-repeated="5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office:value-type="float" office:value="1.355" calcext:value-type="float">
            <text:p>1,355</text:p>
          </table:table-cell>
          <table:table-cell table:style-name="ce3" office:value-type="float" office:value="1000000" calcext:value-type="float">
            <text:p>1.00E+006</text:p>
          </table:table-cell>
          <table:table-cell office:value-type="float" office:value="10.958" calcext:value-type="float">
            <text:p>10,958</text:p>
          </table:table-cell>
          <table:table-cell table:style-name="ce6" office:value-type="float" office:value="1000000000" calcext:value-type="float">
            <text:p>1.00E+009</text:p>
          </table:table-cell>
          <table:table-cell office:value-type="float" office:value="10138" calcext:value-type="float">
            <text:p>10138</text:p>
          </table:table-cell>
          <table:table-cell table:number-columns-repeated="5"/>
        </table:table-row>
        <table:table-row table:style-name="ro1">
          <table:table-cell table:style-name="ce1" office:value-type="float" office:value="1000000" calcext:value-type="float">
            <text:p>1.00E+006</text:p>
          </table:table-cell>
          <table:table-cell office:value-type="float" office:value="13.609" calcext:value-type="float">
            <text:p>13,609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422" calcext:value-type="float">
            <text:p>12,422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669" calcext:value-type="float">
            <text:p>12,669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3.889" calcext:value-type="float">
            <text:p>13,889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3.426" calcext:value-type="float">
            <text:p>13,426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636" calcext:value-type="float">
            <text:p>11,636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129" calcext:value-type="float">
            <text:p>11,129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288" calcext:value-type="float">
            <text:p>11,288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896" calcext:value-type="float">
            <text:p>11,896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384" calcext:value-type="float">
            <text:p>11,384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3.425" calcext:value-type="float">
            <text:p>13,425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646" calcext:value-type="float">
            <text:p>11,646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825" calcext:value-type="float">
            <text:p>12,825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787" calcext:value-type="float">
            <text:p>11,787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758" calcext:value-type="float">
            <text:p>12,758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541" calcext:value-type="float">
            <text:p>11,541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701" calcext:value-type="float">
            <text:p>11,701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857" calcext:value-type="float">
            <text:p>12,857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642" calcext:value-type="float">
            <text:p>11,642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594" calcext:value-type="float">
            <text:p>12,594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6" calcext:value-type="float">
            <text:p>11,6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48" calcext:value-type="float">
            <text:p>11,48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275" calcext:value-type="float">
            <text:p>11,275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693" calcext:value-type="float">
            <text:p>11,693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0.976" calcext:value-type="float">
            <text:p>10,976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65" calcext:value-type="float">
            <text:p>11,65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284" calcext:value-type="float">
            <text:p>11,284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799" calcext:value-type="float">
            <text:p>12,799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621" calcext:value-type="float">
            <text:p>11,621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413" calcext:value-type="float">
            <text:p>12,413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72" calcext:value-type="float">
            <text:p>11,72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454" calcext:value-type="float">
            <text:p>11,454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763" calcext:value-type="float">
            <text:p>12,763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599" calcext:value-type="float">
            <text:p>11,599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256" calcext:value-type="float">
            <text:p>12,256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755" calcext:value-type="float">
            <text:p>11,755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292" calcext:value-type="float">
            <text:p>11,292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577" calcext:value-type="float">
            <text:p>12,577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119" calcext:value-type="float">
            <text:p>12,119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2.339" calcext:value-type="float">
            <text:p>12,339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557" calcext:value-type="float">
            <text:p>11,557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24" calcext:value-type="float">
            <text:p>11,24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344" calcext:value-type="float">
            <text:p>11,344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587" calcext:value-type="float">
            <text:p>11,587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022" calcext:value-type="float">
            <text:p>11,022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674" calcext:value-type="float">
            <text:p>11,674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021" calcext:value-type="float">
            <text:p>11,021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095" calcext:value-type="float">
            <text:p>11,095</text:p>
          </table:table-cell>
          <table:table-cell table:number-columns-repeated="9"/>
        </table:table-row>
        <table:table-row table:style-name="ro1">
          <table:table-cell table:style-name="ce2" office:value-type="float" office:value="1000000" calcext:value-type="float">
            <text:p>1.00E+006</text:p>
          </table:table-cell>
          <table:table-cell office:value-type="float" office:value="11.644" calcext:value-type="float">
            <text:p>11,644</text:p>
          </table:table-cell>
          <table:table-cell table:number-columns-repeated="9"/>
        </table:table-row>
        <table:table-row table:style-name="ro1">
          <table:table-cell table:style-name="ce3" office:value-type="float" office:value="1000000" calcext:value-type="float">
            <text:p>1.00E+006</text:p>
          </table:table-cell>
          <table:table-cell office:value-type="float" office:value="10.958" calcext:value-type="float">
            <text:p>10,958</text:p>
          </table:table-cell>
          <table:table-cell table:number-columns-repeated="9"/>
        </table:table-row>
        <table:table-row table:style-name="ro1">
          <table:table-cell table:style-name="ce4" office:value-type="float" office:value="1000000000" calcext:value-type="float">
            <text:p>1.00E+009</text:p>
          </table:table-cell>
          <table:table-cell office:value-type="float" office:value="10415.1" calcext:value-type="float">
            <text:p>10415,1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25.7" calcext:value-type="float">
            <text:p>10225,7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41.4" calcext:value-type="float">
            <text:p>10141,4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19.7" calcext:value-type="float">
            <text:p>10119,7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22.2" calcext:value-type="float">
            <text:p>10122,2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58.1" calcext:value-type="float">
            <text:p>10258,1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12.8" calcext:value-type="float">
            <text:p>10212,8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28.9" calcext:value-type="float">
            <text:p>10228,9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35" calcext:value-type="float">
            <text:p>10235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05.6" calcext:value-type="float">
            <text:p>10205,6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93.9" calcext:value-type="float">
            <text:p>10193,9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24.5" calcext:value-type="float">
            <text:p>10224,5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47.6" calcext:value-type="float">
            <text:p>10247,6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55.2" calcext:value-type="float">
            <text:p>10255,2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37.9" calcext:value-type="float">
            <text:p>10237,9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39" calcext:value-type="float">
            <text:p>10239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70.6" calcext:value-type="float">
            <text:p>10170,6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92.5" calcext:value-type="float">
            <text:p>10092,5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72.6" calcext:value-type="float">
            <text:p>10072,6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69.1" calcext:value-type="float">
            <text:p>10069,1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74.1" calcext:value-type="float">
            <text:p>10074,1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70" calcext:value-type="float">
            <text:p>10070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66.2" calcext:value-type="float">
            <text:p>10066,2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61.9" calcext:value-type="float">
            <text:p>10061,9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56.8" calcext:value-type="float">
            <text:p>10056,8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60.8" calcext:value-type="float">
            <text:p>10060,8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94.5" calcext:value-type="float">
            <text:p>10094,5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73.9" calcext:value-type="float">
            <text:p>10073,9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59.2" calcext:value-type="float">
            <text:p>10159,2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424.6" calcext:value-type="float">
            <text:p>10424,6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71.3" calcext:value-type="float">
            <text:p>10071,3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89.5" calcext:value-type="float">
            <text:p>10089,5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33.2" calcext:value-type="float">
            <text:p>10133,2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74.8" calcext:value-type="float">
            <text:p>10074,8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83.3" calcext:value-type="float">
            <text:p>10083,3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75.8" calcext:value-type="float">
            <text:p>10075,8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69.3" calcext:value-type="float">
            <text:p>10069,3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77.7" calcext:value-type="float">
            <text:p>10077,7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87.6" calcext:value-type="float">
            <text:p>10187,6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305.8" calcext:value-type="float">
            <text:p>10305,8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90.3" calcext:value-type="float">
            <text:p>10090,3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79" calcext:value-type="float">
            <text:p>10079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69.7" calcext:value-type="float">
            <text:p>10069,7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088.7" calcext:value-type="float">
            <text:p>10088,7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16.1" calcext:value-type="float">
            <text:p>10116,1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13.6" calcext:value-type="float">
            <text:p>10113,6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52" calcext:value-type="float">
            <text:p>10152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224.7" calcext:value-type="float">
            <text:p>10224,7</text:p>
          </table:table-cell>
          <table:table-cell table:number-columns-repeated="9"/>
        </table:table-row>
        <table:table-row table:style-name="ro1">
          <table:table-cell table:style-name="ce5" office:value-type="float" office:value="1000000000" calcext:value-type="float">
            <text:p>1.00E+009</text:p>
          </table:table-cell>
          <table:table-cell office:value-type="float" office:value="10158.1" calcext:value-type="float">
            <text:p>10158,1</text:p>
          </table:table-cell>
          <table:table-cell table:number-columns-repeated="9"/>
        </table:table-row>
        <table:table-row table:style-name="ro1">
          <table:table-cell table:style-name="ce6" office:value-type="float" office:value="1000000000" calcext:value-type="float">
            <text:p>1.00E+009</text:p>
          </table:table-cell>
          <table:table-cell office:value-type="float" office:value="10138" calcext:value-type="float">
            <text:p>10138</text:p>
          </table:table-cell>
          <table:table-cell table:number-columns-repeated="9"/>
        </table:table-row>
        <table:table-row table:style-name="ro1" table:number-rows-repeated="104842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1:58:04.728833365</meta:creation-date>
    <meta:generator>LibreOffice/4.2.8.2$Linux_X86_64 LibreOffice_project/420m0$Build-2</meta:generator>
    <dc:date>2016-03-13T22:38:09.805495301</dc:date>
    <meta:editing-duration>PT33M54S</meta:editing-duration>
    <meta:editing-cycles>3</meta:editing-cycles>
    <meta:document-statistic meta:table-count="1" meta:cell-count="5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52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66cm" svg:height="13.92cm" xlink:href=".." xlink:type="simple" chart:class="chart:scatter" chart:style-name="ch1">
        <chart:title svg:x="9.575cm" svg:y="0.414cm" chart:style-name="ch2">
          <text:p>Czas obliczania</text:p>
        </chart:title>
        <chart:plot-area chart:style-name="ch3" table:cell-range-address="Sheet1.A1:Sheet1.B50 Sheet1.K1:Sheet1.K2 Sheet1.D1:Sheet1.D50" chart:data-source-has-labels="row" svg:x="1.46cm" svg:y="1.497cm" svg:width="20.557cm" svg:height="11.164cm">
          <chartooo:coordinate-region svg:x="2.294cm" svg:y="1.696cm" svg:width="18.888cm" svg:height="10.318cm"/>
          <chart:axis chart:dimension="x" chart:name="primary-x" chart:style-name="ch4">
            <chart:title svg:x="10.517cm" svg:y="12.939cm" chart:style-name="ch5">
              <text:p>Ilość elementów</text:p>
            </chart:title>
            <chart:grid chart:style-name="ch6" chart:class="major"/>
          </chart:axis>
          <chart:axis chart:dimension="y" chart:name="primary-y" chart:style-name="ch7">
            <chart:title svg:x="0.451cm" svg:y="7.837cm" chart:style-name="ch8">
              <text:p>Czas [ms]</text:p>
            </chart:title>
            <chart:grid chart:style-name="ch6" chart:class="major"/>
          </chart:axis>
          <chart:series chart:style-name="ch9" chart:values-cell-range-address="Sheet1.B1:Sheet1.B50" chart:class="chart:scatter">
            <chart:domain table:cell-range-address="Sheet1.A1:Sheet1.A50"/>
            <chart:data-point chart:repeated="50"/>
          </chart:series>
          <chart:series chart:style-name="ch10" chart:values-cell-range-address="Sheet1.K1:Sheet1.K2" chart:label-cell-address="regreession" chart:class="chart:scatter">
            <chart:domain table:cell-range-address="Sheet1.J1:Sheet1.J2"/>
            <chart:regression-curve chart:style-name="ch11"/>
            <chart:data-point chart:repeated="2"/>
          </chart:series>
          <chart:series chart:style-name="ch12" chart:values-cell-range-address="Sheet1.D1:Sheet1.D50" chart:class="chart:scatter">
            <chart:domain table:cell-range-address="Sheet1.C1:Sheet1.C50"/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  <table:table-cell office:value-type="string">
                <text:p>regreession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1:Sheet1.A50</svg:desc>
                </draw:g>
              </table:table-cell>
              <table:table-cell office:value-type="float" office:value="1.842">
                <text:p>1.842</text:p>
                <draw:g>
                  <svg:desc>Sheet1.B1:Sheet1.B50</svg:desc>
                </draw:g>
              </table:table-cell>
              <table:table-cell office:value-type="float" office:value="50000">
                <text:p>50000</text:p>
                <draw:g>
                  <svg:desc>Sheet1.J1:Sheet1.J2</svg:desc>
                </draw:g>
              </table:table-cell>
              <table:table-cell office:value-type="float" office:value="0.872336666666668">
                <text:p>0.872336666666668</text:p>
                <draw:g>
                  <svg:desc>Sheet1.K1:Sheet1.K2</svg:desc>
                </draw:g>
              </table:table-cell>
              <table:table-cell office:value-type="float" office:value="1000000">
                <text:p>1000000</text:p>
                <draw:g>
                  <svg:desc>Sheet1.C1:Sheet1.C50</svg:desc>
                </draw:g>
              </table:table-cell>
              <table:table-cell office:value-type="float" office:value="13.609">
                <text:p>13.609</text:p>
                <draw:g>
                  <svg:desc>Sheet1.D1:Sheet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.584">
                <text:p>1.584</text:p>
              </table:table-cell>
              <table:table-cell office:value-type="float" office:value="1200000">
                <text:p>1200000</text:p>
              </table:table-cell>
              <table:table-cell office:value-type="float" office:value="14.2441533333333">
                <text:p>14.2441533333333</text:p>
              </table:table-cell>
              <table:table-cell office:value-type="float" office:value="1000000">
                <text:p>1000000</text:p>
              </table:table-cell>
              <table:table-cell office:value-type="float" office:value="12.422">
                <text:p>12.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558">
                <text:p>1.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669">
                <text:p>12.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.035">
                <text:p>2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3.889">
                <text:p>13.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.739">
                <text:p>1.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3.426">
                <text:p>13.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.654">
                <text:p>1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636">
                <text:p>11.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1.714">
                <text:p>1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129">
                <text:p>11.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1.758">
                <text:p>1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288">
                <text:p>11.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1.727">
                <text:p>1.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896">
                <text:p>11.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.614">
                <text:p>1.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384">
                <text:p>11.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.571">
                <text:p>1.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3.425">
                <text:p>13.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1.557">
                <text:p>1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646">
                <text:p>11.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1.401">
                <text:p>1.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825">
                <text:p>12.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1.407">
                <text:p>1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787">
                <text:p>11.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">
                <text:p>100000</text:p>
              </table:table-cell>
              <table:table-cell office:value-type="float" office:value="1.416">
                <text:p>1.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758">
                <text:p>12.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1.397">
                <text:p>1.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541">
                <text:p>11.5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">
                <text:p>100000</text:p>
              </table:table-cell>
              <table:table-cell office:value-type="float" office:value="1.396">
                <text:p>1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701">
                <text:p>11.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">
                <text:p>100000</text:p>
              </table:table-cell>
              <table:table-cell office:value-type="float" office:value="1.402">
                <text:p>1.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857">
                <text:p>12.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1.397">
                <text:p>1.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642">
                <text:p>11.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">
                <text:p>100000</text:p>
              </table:table-cell>
              <table:table-cell office:value-type="float" office:value="1.417">
                <text:p>1.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594">
                <text:p>12.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1.324">
                <text:p>1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1.639">
                <text:p>1.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1.466">
                <text:p>1.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275">
                <text:p>11.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1.349">
                <text:p>1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693">
                <text:p>11.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1.441">
                <text:p>1.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0.976">
                <text:p>10.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">
                <text:p>100000</text:p>
              </table:table-cell>
              <table:table-cell office:value-type="float" office:value="1.519">
                <text:p>1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1.512">
                <text:p>1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284">
                <text:p>11.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1.475">
                <text:p>1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799">
                <text:p>12.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">
                <text:p>100000</text:p>
              </table:table-cell>
              <table:table-cell office:value-type="float" office:value="1.428">
                <text:p>1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621">
                <text:p>11.6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">
                <text:p>100000</text:p>
              </table:table-cell>
              <table:table-cell office:value-type="float" office:value="1.648">
                <text:p>1.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413">
                <text:p>12.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">
                <text:p>100000</text:p>
              </table:table-cell>
              <table:table-cell office:value-type="float" office:value="1.318">
                <text:p>1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">
                <text:p>100000</text:p>
              </table:table-cell>
              <table:table-cell office:value-type="float" office:value="1.291">
                <text:p>1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454">
                <text:p>11.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00">
                <text:p>100000</text:p>
              </table:table-cell>
              <table:table-cell office:value-type="float" office:value="1.283">
                <text:p>1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763">
                <text:p>12.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0">
                <text:p>100000</text:p>
              </table:table-cell>
              <table:table-cell office:value-type="float" office:value="1.277">
                <text:p>1.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599">
                <text:p>11.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">
                <text:p>100000</text:p>
              </table:table-cell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256">
                <text:p>12.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.31">
                <text:p>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755">
                <text:p>11.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">
                <text:p>100000</text:p>
              </table:table-cell>
              <table:table-cell office:value-type="float" office:value="1.297">
                <text:p>1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292">
                <text:p>11.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00">
                <text:p>100000</text:p>
              </table:table-cell>
              <table:table-cell office:value-type="float" office:value="1.239">
                <text:p>1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577">
                <text:p>12.5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">
                <text:p>100000</text:p>
              </table:table-cell>
              <table:table-cell office:value-type="float" office:value="1.252">
                <text:p>1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119">
                <text:p>12.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">
                <text:p>100000</text:p>
              </table:table-cell>
              <table:table-cell office:value-type="float" office:value="1.246">
                <text:p>1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2.339">
                <text:p>12.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">
                <text:p>100000</text:p>
              </table:table-cell>
              <table:table-cell office:value-type="float" office:value="1.246">
                <text:p>1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0">
                <text:p>100000</text:p>
              </table:table-cell>
              <table:table-cell office:value-type="float" office:value="1.247">
                <text:p>1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00">
                <text:p>100000</text:p>
              </table:table-cell>
              <table:table-cell office:value-type="float" office:value="1.533">
                <text:p>1.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344">
                <text:p>11.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00">
                <text:p>100000</text:p>
              </table:table-cell>
              <table:table-cell office:value-type="float" office:value="1.474">
                <text:p>1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587">
                <text:p>11.5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">
                <text:p>100000</text:p>
              </table:table-cell>
              <table:table-cell office:value-type="float" office:value="1.247">
                <text:p>1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022">
                <text:p>11.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">
                <text:p>100000</text:p>
              </table:table-cell>
              <table:table-cell office:value-type="float" office:value="1.245">
                <text:p>1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674">
                <text:p>11.6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00">
                <text:p>100000</text:p>
              </table:table-cell>
              <table:table-cell office:value-type="float" office:value="1.394">
                <text:p>1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021">
                <text:p>11.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00">
                <text:p>100000</text:p>
              </table:table-cell>
              <table:table-cell office:value-type="float" office:value="1.383">
                <text:p>1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095">
                <text:p>11.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0">
                <text:p>100000</text:p>
              </table:table-cell>
              <table:table-cell office:value-type="float" office:value="1.382">
                <text:p>1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1.644">
                <text:p>11.6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1.355">
                <text:p>1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0.958">
                <text:p>10.9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8000" chart:maximum="12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52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95cm" svg:height="13.601cm" xlink:href=".." xlink:type="simple" chart:class="chart:scatter" chart:style-name="ch1">
        <chart:title svg:x="9.589cm" svg:y="0.408cm" chart:style-name="ch2">
          <text:p>Czas obliczania</text:p>
        </chart:title>
        <chart:plot-area chart:style-name="ch3" table:cell-range-address="Sheet1.E1:Sheet1.F50 Sheet1.K4:Sheet1.K5" chart:data-source-has-labels="row" svg:x="1.46cm" svg:y="1.485cm" svg:width="20.586cm" svg:height="10.863cm">
          <chartooo:coordinate-region svg:x="2.637cm" svg:y="1.684cm" svg:width="18.574cm" svg:height="10.017cm"/>
          <chart:axis chart:dimension="x" chart:name="primary-x" chart:style-name="ch4">
            <chart:title svg:x="10.532cm" svg:y="12.62cm" chart:style-name="ch5">
              <text:p>Ilość elementów</text:p>
            </chart:title>
            <chart:grid chart:style-name="ch6" chart:class="minor"/>
          </chart:axis>
          <chart:axis chart:dimension="y" chart:name="primary-y" chart:style-name="ch7">
            <chart:title svg:x="0.451cm" svg:y="7.674cm" chart:style-name="ch8">
              <text:p>Czas [ms]</text:p>
            </chart:title>
            <chart:grid chart:style-name="ch6" chart:class="major"/>
          </chart:axis>
          <chart:series chart:style-name="ch9" chart:values-cell-range-address="Sheet1.F1:Sheet1.F50" chart:class="chart:scatter">
            <chart:domain table:cell-range-address="Sheet1.E1:Sheet1.E50"/>
            <chart:data-point chart:repeated="50"/>
          </chart:series>
          <chart:series chart:style-name="ch10" chart:values-cell-range-address="Sheet1.K4:Sheet1.K5" chart:label-cell-address="regression" chart:class="chart:scatter">
            <chart:domain table:cell-range-address="Sheet1.J4:Sheet1.J5"/>
            <chart:regression-curve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regres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00">
                <text:p>1000000000</text:p>
                <draw:g>
                  <svg:desc>Sheet1.E1:Sheet1.E50</svg:desc>
                </draw:g>
              </table:table-cell>
              <table:table-cell office:value-type="float" office:value="10415.1">
                <text:p>10415.1</text:p>
                <draw:g>
                  <svg:desc>Sheet1.F1:Sheet1.F50</svg:desc>
                </draw:g>
              </table:table-cell>
              <table:table-cell office:value-type="float" office:value="900000000">
                <text:p>900000000</text:p>
                <draw:g>
                  <svg:desc>Sheet1.J4:Sheet1.J5</svg:desc>
                </draw:g>
              </table:table-cell>
              <table:table-cell office:value-type="float" office:value="9133.5490011394">
                <text:p>9133.5490011394</text:p>
                <draw:g>
                  <svg:desc>Sheet1.K4:Sheet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25.7">
                <text:p>10225.7</text:p>
              </table:table-cell>
              <table:table-cell office:value-type="float" office:value="1100000000">
                <text:p>1100000000</text:p>
              </table:table-cell>
              <table:table-cell office:value-type="float" office:value="11163.226554693">
                <text:p>11163.226554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41.4">
                <text:p>1014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19.7">
                <text:p>1011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22.2">
                <text:p>1012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58.1">
                <text:p>1025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12.8">
                <text:p>102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28.9">
                <text:p>1022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35">
                <text:p>1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05.6">
                <text:p>1020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93.9">
                <text:p>101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24.5">
                <text:p>102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47.6">
                <text:p>1024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55.2">
                <text:p>1025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37.9">
                <text:p>1023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39">
                <text:p>10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70.6">
                <text:p>1017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92.5">
                <text:p>100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72.6">
                <text:p>1007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69.1">
                <text:p>1006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74.1">
                <text:p>1007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70">
                <text:p>10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66.2">
                <text:p>1006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61.9">
                <text:p>1006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56.8">
                <text:p>1005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60.8">
                <text:p>1006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94.5">
                <text:p>100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73.9">
                <text:p>1007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59.2">
                <text:p>1015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424.6">
                <text:p>104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71.3">
                <text:p>1007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89.5">
                <text:p>1008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33.2">
                <text:p>1013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74.8">
                <text:p>1007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83.3">
                <text:p>1008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75.8">
                <text:p>1007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69.3">
                <text:p>1006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77.7">
                <text:p>1007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87.6">
                <text:p>1018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305.8">
                <text:p>1030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90.3">
                <text:p>1009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79">
                <text:p>1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69.7">
                <text:p>1006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088.7">
                <text:p>1008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16.1">
                <text:p>1011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13.6">
                <text:p>101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52">
                <text:p>1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224.7">
                <text:p>102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58.1">
                <text:p>1015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10138">
                <text:p>1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